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list-style-name="L1"/>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agraph-properties fo:text-align="cent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text:style-name="WW_5f_CharLFO6LVL4" style:num-suffix="." style:num-format="1" text:display-levels="4">
        <style:list-level-properties text:list-level-position-and-space-mode="label-alignment">
          <style:list-level-label-alignment text:label-followed-by="space" fo:text-indent="-0.201cm" fo:margin-left="2.10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06359706194115401" text:style-name="L1">
        <text:list-item>
          <text:list>
            <text:list-item>
              <text:list>
                <text:list-item>
                  <text:h text:style-name="P1" text:outline-level="3">3.1.3 Implementation /Fahrerunterlagen </text:h>
                </text:list-item>
              </text:list>
            </text:list-item>
          </text:list>
        </text:list-item>
        <text:list-item>
          <text:p text:style-name="P2">Umfang</text:p>
          <text:p text:style-name="P2">Die Implementation des Prototypen beschränkt sich auf die Fahrersicht und exemplarisch zwei Fahrerunterlagen, Fundzettel und Verspätunsmeldung. Für diese steht die volle Funktionalität zur Verfügung. Die Implementation besteht aus einer Webanwendung die mit einer Datenbank in Verbindung steht.</text:p>
        </text:list-item>
        <text:list-item>
          <text:p text:style-name="P2">Datenbank</text:p>
          <text:p text:style-name="P2">Es wurde eine Datenbank inklusive Testdaten implementiert, welche mittels des Frameworks hibernate mit der Java-basierten Webanwendung kommuniziert.<text:line-break/>Für das Einspielen der Datenbank wurden Skripte mit angelegt, zum Erzeugen der Tabellen sowie dem Einlesen benötigter Testdaten.</text:p>
          <text:list>
            <text:list-item>
              <text:p text:style-name="P2">Fahrerunterlagen_DB_110718.txt, Fahrerunterlagen_DB_testdaten.txt, Fahrerunterlagen_DB_testdaten_Fundzettel.txt, Fahrerunterlagen_DB_testdaten_Verspaetungsmeldung.txt</text:p>
            </text:list-item>
          </text:list>
        </text:list-item>
        <text:list-item>
          <text:p text:style-name="P2">Funktionalitäten der Anwendung</text:p>
          <text:p text:style-name="P2">Die folgenden Funktionalitäten wurden implementiert:</text:p>
          <text:list>
            <text:list-item>
              <text:p text:style-name="P2">Entwurf</text:p>
              <text:p text:style-name="P2">Das Anlegen, Bearbeiten, Speichern und Löschen von Entwürfen. Über das Menü Fahrerunterlagen/Erstellen werden diese Funktionalitäten erreicht.</text:p>
              <text:p text:style-name="P2">Auf der Startseite muss ein Unterlagentyp aus der Seitennavigation gewählt werden. Durch die Auswahl wird der Nutzer auf eine Übersichtsansicht aller bereits bestehenden Entwürfe weiter geleitet.</text:p>
              <text:list>
                <text:list-item>
                  <text:p text:style-name="P2">Neuen Entwurf</text:p>
                  <text:p text:style-name="P2">Ein neuer Entwurf kann angelegt werden indem auf der Übersichtseite das letzte Objekt mit der Aufschrift 'NEU' gewählt wird. Der Nutzer wird dann an das Eingabeformular für die entsprechende Fahrerunterlage weitergeleitet. Das Feld Personalnummer wird automatisch vor ausgefüllt, kann aber beareitet werden.</text:p>
                </text:list-item>
                <text:list-item>
                  <text:p text:style-name="P2">Entwurf bearbeiten</text:p>
                  <text:p text:style-name="P2">Ein Entwurf kann bearbeitet werden indem auf der Übersichtsseite das entsprechende Objekt gewählt wird. Der Nutzer wird dann an das Eingabeformular weitergeleitet, in dem die Daten des gewählten Entwurfs angezeigt und geändert werden können.</text:p>
                </text:list-item>
                <text:list-item>
                  <text:p text:style-name="P2">Entwurf löschen</text:p>
                  <text:p text:style-name="P2">Ein Entwurf kann gelöscht werden indem auf der Übersichtsseite das entsprechende Objekt gewählt wird. Der Nutzer wird dann auf das Eingabeformular weitergeleitet, indem die Daten des gewählten Objekts angezeigt werden. Durch klicken des Buttons 'löschen' wird der Entwurf gelöscht.</text:p>
                </text:list-item>
                <text:list-item>
                  <text:p text:style-name="P2">Speichern</text:p>
                  <text:p text:style-name="P2">Ein Entwurf kann gespeichert werden wenn sich der Nutzer auf der Seite des Eingabeformulars befindet und dort den Button 'speichern' wählt. Hierbei muss ein Titel eingegeben sein. Es steht dem Nutzer frei, welche und wie viele weiter Eingaben gemacht werden, werden jedoch Werteingaben gemacht so werden dieses beim Speichern auf Korrektheit validiert.</text:p>
                </text:list-item>
                <text:list-item>
                  <text:p text:style-name="P2"><text:soft-page-break/>Einreichen</text:p>
                  <text:p text:style-name="P2">Ein Entwurf kann eingereicht werden wenn sich der Nutzer auf der Seite des Eingabeformulars befindet und dort den Button 'einreichen' wählt. Hierbei müssen alle Werte vollständig und korrekt eingegeben sein.</text:p>
                </text:list-item>
                <text:list-item>
                  <text:p text:style-name="P2">Abbrechen</text:p>
                  <text:p text:style-name="P2">Das Bearbeiten oder Einsehen eines Entwurfs kann durch den Button 'abbrechen' abgebrochen werden. Der Nutzer wird dann auf die Übersichtsseite zurück geleitet.</text:p>
                </text:list-item>
              </text:list>
            </text:list-item>
            <text:list-item>
              <text:p text:style-name="P2">Einreichung</text:p>
              <text:p text:style-name="P2">Einsehen, Ändern, neu Einreichen und Löschen einer Einreichung. Über das Menü Fahrerunterlagen/Einreichungen werden diese Funktionalitäten erreicht.</text:p>
              <text:p text:style-name="P2">Auf der Startseite muss ein Unterlagentyp aus der Seitennavigation gewählt werden. Durch die Auswahl wird der Nutzer auf eine Übersichtsansicht aller bereits bestehenden Einreichungen weiter geleitet.</text:p>
              <text:list>
                <text:list-item>
                  <text:p text:style-name="P2">Einsehen</text:p>
                  <text:p text:style-name="P2">Eine Einreichung kann eingesehen werden indem der Nutzer die gewünschte Einreichung auswählt. Die Einreichung wird dann im zugehörigen Formular geöffnet und die Daten angezeigt.</text:p>
                </text:list-item>
                <text:list-item>
                  <text:p text:style-name="P2">Ändern</text:p>
                  <text:p text:style-name="P2">Eine Einreichung kann bearbeitet werden indem der Nutzer die gewünschte Einreichung auswählt und insofern der Status der Fahrerunterlage eine Bearbeitung zulässt. Die Einreichung wird in der Detailansicht geöffnet und in Abhängigkeit vom Status ist ein Neueinreichen der Unterlage möglich. Die Daten können immer bearbeitet werden, die Änderungen werden jedoch nur übernommen, wenn der Button 'neu einreichen' eingeblendet ist und gewählt wird.</text:p>
                </text:list-item>
                <text:list-item>
                  <text:p text:style-name="P2">Löschen</text:p>
                  <text:p text:style-name="P2">Eine Einreichung kann gelöscht werden indem der Nutzer die gewünschte Einreichung auswählt und insofern der Status der Fahrerunterlage das Löschen zulässt.Die Einreichung wird in der Detailansicht geöffnet und in Abhängigkeit vom Status ist der Button 'löschen' verfügbar oder nicht.</text:p>
                </text:list-item>
              </text:list>
            </text:list-item>
            <text:list-item>
              <text:p text:style-name="P2">Verwaltung der Fahrerunterlagen durch die Datenbank</text:p>
              <text:list>
                <text:list-item>
                  <text:p text:style-name="P2">Die Datenbank speichert gemeinsame Basisdaten aller erstellten Dokumente in einer gemeinsamen Haupttabelle, 'fahrerunterlagen'. <text:s/>Durch setzen eines Typ Attributs können weitere Daten der jeweiligen Unterlage aus der spezifischen Tabelle zugeordnet werden. </text:p>
                  <text:p text:style-name="P2">Um dies zu ermöglichen besteht eine Tabelle für Unterlagentypen, die jedem Typ eine ID und einen zugehörigen Tabellennamen zuordnet.</text:p>
                  <text:p text:style-name="P2">Die Unterscheidung zwischen Entwürfen und Einreichungen erfolgt aufgrund des Wertes der Tabellenspalten 'speicherzeit' und 'einreichungszeit', für Entwürfe wird in 'speicherzeit' ein Zeitstempel eingetragen und die Spalte 'einreichungszeit' bleibt leer, für Einreichungen andersherum. </text:p>
                </text:list-item>
              </text:list>
            </text:list-item>
          </text:list>
        </text:list-item>
        <text:list-item>
          <text:p text:style-name="P2">Implementierte Fahrerunterlagen</text:p>
          <text:list>
            <text:list-item>
              <text:p text:style-name="P2">Fundzettel</text:p>
              <text:p text:style-name="P2">Die Fahrerunterlage 'Fundzettel' wurde nach der Vorlage der originalen Druckversion <text:soft-page-break/>implementiert. Es stehen alle Eingabefelder zur Verfügung die auf dem Original vorhanden sind. Bestimmte Felder werden in Abhängigkeit anderer Eingaben ein- oder ausgeblendet. Durch checken der Checkbox 'von Fahrgast gefunden' wird ein Adressteil für den Finder eingeblendet.</text:p>
              <text:list>
                <text:list-item>
                  <text:p text:style-name="P2">Validierung</text:p>
                  <text:p text:style-name="P2">Für die meisten Eingaben erfolgt eine Überprüfung auf Länge der Eingabe hin, nach min-Wert und max-Wert. Die Daten für die spezifischere Vorgaben gemacht wurden, werden genauer validiert.</text:p>
                  <text:list>
                    <text:list-item>
                      <text:p text:style-name="P2">Personalnummer</text:p>
                      <text:p text:style-name="P2">Muss mit 'p' oder 'P' beginnen, gefolgt von vier Ziffern.</text:p>
                    </text:list-item>
                    <text:list-item>
                      <text:p text:style-name="P2">Betriebsstelle</text:p>
                      <text:p text:style-name="P2">Muss mit 'b' oder 'B' beginnen, gefolgt von zwei Ziffern.</text:p>
                    </text:list-item>
                    <text:list-item>
                      <text:p text:style-name="P2">Wagennummer</text:p>
                      <text:p text:style-name="P2">Muss eine vierstellige, nicht negative Zahl sein.</text:p>
                    </text:list-item>
                  </text:list>
                  <text:p text:style-name="P2">Die Validierung erfolgt in Abhängigkeit von der gewählten Funktion (Speichern/Einreichen).</text:p>
                </text:list-item>
              </text:list>
            </text:list-item>
            <text:list-item>
              <text:p text:style-name="P2">Verspätungsmeldung</text:p>
              <text:p text:style-name="P2">Die Fahrerunterlage 'Verspätungsmeldung' wurde nach der Vorlage der originalen Druckversion implementiert. Es stehen diejenigen Eingabefelder zur Verfügung die auf dem Original für Verspätungen relevant sind. Bestimmte Felder werden in Abhängigkeit anderer Eingaben ein- oder ausgeblendet. Durch checken der Checkbox 'wurde angeordnet' wird ein Bereich für den Namen des Anordnenden eingeblendet und die Angaben für nicht angeordnete Verspätungen ausgeblendet.</text:p>
              <text:list>
                <text:list-item>
                  <text:p text:style-name="P2">Validierung</text:p>
                  <text:p text:style-name="P2">Für die meisten Eingaben erfolgt eine Überprüfung auf Länge der Eingabe hin, nach min-Wert und max-Wert. Die Daten für die spezifischere Vorgaben gemacht wurden, werden genauer validiert.</text:p>
                  <text:list>
                    <text:list-item>
                      <text:p text:style-name="P2">Personalnummer</text:p>
                      <text:p text:style-name="P2">Muss mit 'p' oder 'P' beginnen, gefolgt von vier Ziffern.</text:p>
                    </text:list-item>
                    <text:list-item>
                      <text:p text:style-name="P2">Dienstnummer</text:p>
                      <text:p text:style-name="P2">Muss eine vierstellige, nicht negative Zahl sein.</text:p>
                    </text:list-item>
                    <text:list-item>
                      <text:p text:style-name="P2">Soll-Ist-Vergleich oder Diensttauschkonto</text:p>
                      <text:p text:style-name="P2">Es steht jeweils eine Checkbox für die beiden Optionen bereit, eine der Beiden muss gewählt werden. Das Checken einer der beiden Boxen schließt das Checken der anderen aus. Um die andere zu wählen, muss zuerst der Haken entfernt werden.</text:p>
                    </text:list-item>
                  </text:list>
                  <text:p text:style-name="P2">Die Validierung erfolgt in Abhängigkeit von der gewählten Funktion (Speichern/Einreichen).</text:p>
                </text:list-item>
              </text:list>
            </text:list-item>
          </text:list>
        </text:list-item>
        <text:list-item>
          <text:p text:style-name="P2">Internationalisierung und Fehlermeldungstexte</text:p>
          <text:p text:style-name="P2">Jegliche Textressourcen sind ausgelagert und werden über ein Resourcebundle angesprochen. Die in der View angezeigten Texte sind unter src/string-ressourcen/strings.properties zu finden. Angepasste und eigene Fehlermeldungen befinden <text:soft-page-break/>sich unter src/string-ressourcen/messages_de.properties.</text:p>
          <text:p text:style-name="P2">Die Fehlermeldungen eigener Validatoren sind teilweise parametrisiert und reichen spezifische Werte die dem Eingabefeld in der View mitgegeben wurden an den Fehlermeldungstext weiter.</text:p>
        </text:list-item>
      </text:list>
      <text:p text:style-name="Text_20_body"/>
      <text:p text:style-name="Text_20_body"/>
      <text:h text:style-name="Heading_20_3" text:outline-level="3" text:is-list-header="true">2.1.3 Anforderungsanalyse/Konzept Fahrerunterlagen</text:h>
      <text:list xml:id="list4311931752958945557" text:style-name="L3">
        <text:list-item>
          <text:p text:style-name="P3">Anforderungen</text:p>
          <text:p text:style-name="P3">Die Erwartung an den Projektteil 'Fahrerunterlagen' sind die bisher nur in Druckform verfügbaren Fahrerunterlagen und deren Verwaltung zu digitalisieren. Fahrer sollen über eine online-Lösung Fahrerunterlagen einreichen können. </text:p>
        </text:list-item>
        <text:list-item>
          <text:p text:style-name="P3">Konzept</text:p>
          <text:p text:style-name="P3">Folgendes Konzept zur Realisierung dieser Problemstellung wurde erarbeitet:</text:p>
          <text:list>
            <text:list-item>
              <text:p text:style-name="P3">Grundfunktionen</text:p>
              <text:p text:style-name="P3">Grundsätzlich sind zwei Rollen für die Lösung relevant, die den Personengruppen entsprechen, die Fahrerunterlagen erstellen und verwalten können sollen. Fahrer und Gruppenleiter sind die vorausgesehenen Anwender der Fahrerunterlagen-Teilanwendung. </text:p>
              <text:p text:style-name="P3">Die Funktionen die Fahrern und Gruppenleitern geboten werden sind im wesentlichen dieselben, darüber hinaus müssen Gruppenleiter einige zusätzliche Möglichkeiten haben um die Dokumente zu verwalten.</text:p>
              <text:p text:style-name="P3">Das Konzept sieht vor dass eine Fahrerunterlage nicht direkt voll erstellt und eingereicht werden muss, sondern auch das Anlegen eines Entwurfs, welcher später weiter bearbeitet und eingereicht werden kann, möglich ist.</text:p>
              <text:p text:style-name="P3">Davon ausgehend dass Gruppenleiter auch Fahrer sind wurden für Fahrer Funktionen erarbeitet, aufgeteilt nach 'Entwurf' und 'Einreichung'. Entwürfe sollen neu angelegt, bearbeitet, gespeichert, gelöscht und eingereicht werden können. Einreichungen sollen eingesehen, geändert und gelöscht werden können. Das Bearbeiten von Einreichungen (auch das Löschen) darf nur erfolgen solange die Einreichung noch nicht durch den Gruppenleiter bearbeitet wurde. Hierfür wurde ein Status der Fahrerunterlage eingeführt.</text:p>
              <text:p text:style-name="P3">Zusätzlich gibt es für Gruppenleiter einen weiteren Funktionsblock 'Eingesendete Dokumente' unter dem die Fahrerunterlagen die von Fahrern eingesendet wurden bearbeitet und verwaltet werden können. Das Einsehen, Bearbeiten und Löschen der Einsendungen soll möglich sein. Bearbeiten soll durch die Möglichkeit Dokumente als PDF weiter zuleiten umgesetzt werden. Der Gruppenleiter kann den Status einer Einreichung auf 'bearbeitet' setzen und somit eine Bearbeitung durch den Fahrer ausschließen. </text:p>
            </text:list-item>
          </text:list>
        </text:list-item>
      </text:list>
      <text:p text:style-name="Text_20_body"><draw:rect text:anchor-type="paragraph" draw:z-index="0" draw:style-name="gr1" draw:text-style-name="P5" svg:width="14.003cm" svg:height="3.502cm" svg:x="1.933cm" svg:y="0.229cm"><text:p text:style-name="P5">Bild: Fahrerunterlagen-Anwendungsfalldiagramm.png</text:p></draw:rect></text:p>
      <text:p text:style-name="Text_20_body"/>
      <text:p text:style-name="Text_20_body"/>
      <text:p text:style-name="Text_20_body"/>
      <text:p text:style-name="Text_20_body"/>
      <text:p text:style-name="Text_20_body"><text:soft-page-break/></text:p>
      <text:list xml:id="list40622121" text:continue-numbering="true" text:style-name="L3">
        <text:list-item>
          <text:list>
            <text:list-item>
              <text:p text:style-name="P3">Visuelle Strukturierung der <text:s/>Funktionalitäten</text:p>
              <text:p text:style-name="P3">Die Funktionalitäten werden optisch durch den Aufbau des Menüs und den daraus resultierenden Zugriff auf die jeweilige Funktion unterteilt. Dabei soll eine klare Trennung zwischen den Bereichen 'Erstellen', 'Einreichungen' und 'Eingesendete Dokumente' erwirkt werden. Ziel ist es eine einheitliche Oberfläche zu bieten ohne die Unterbereiche (Erstellen, Einreichungen, Eingesendete Dokumente) zu vermischen.</text:p>
              <text:p text:style-name="P3">Dies wird umgesetzt indem der Zugriff auf die Unterbereiche über Menü-Unterpunkte des Hauptmenüs erfolgt und die Anzeige der Funktionen der Unterbereiche immer ähnlich aufgebaut ist. Die Überschriften der jeweiligen Seiten ermöglichen eine Zuordnung des derzeitigen Standpunkts innerhalb des Teilsystems.</text:p>
            </text:list-item>
          </text:list>
        </text:list-item>
      </text:list>
      <text:p text:style-name="Text_20_body"><draw:rect text:anchor-type="paragraph" draw:z-index="1" draw:style-name="gr1" draw:text-style-name="P5" svg:width="14.502cm" svg:height="3.5cm" svg:x="1.933cm" svg:y="0.152cm"><text:p text:style-name="P5">Bild: Fahrerunterlagen-Oberfläche</text:p></draw:rect></text:p>
      <text:p text:style-name="Text_20_body"/>
      <text:p text:style-name="Text_20_body"/>
      <text:p text:style-name="Text_20_body"/>
      <text:p text:style-name="Text_20_body"/>
      <text:list xml:id="list40613700" text:continue-numbering="true" text:style-name="L3">
        <text:list-item>
          <text:list>
            <text:list-item>
              <text:p text:style-name="P3">Abläufe</text:p>
              <text:p text:style-name="P3">Grundsätzlich ähneln sich die Aufrufe aller Funktionen in ihren Dialogabläufen stark. Zu Beginn wird aus dem Untermenü des Teilsystems Fahrerunterlagen der Bereich gewählt (Erstellen, Einreichungen, Eingesendete Dokumente), im Anschluss wird aus der Seitennavigation der gewünschte Unterlagentyp gewählt und daraufhin eine Übersichtsansicht mit allen bestehenden Dokumenten dieses Typs angezeigt, aus der der Nutzer wählen kann. Es kann eine bestehende Fahrerunterlage gewählt werden oder im Bereich 'Erstellen' auch eine neue Fahrerunterlage bzw. ein neuer Entwurf angelegt werden. Nach diesem Schritt sieht der Nutzer die Daten der gewählten Fahrerunterlage/des gewählten Entwurfs in der Detailansicht, also dem zum gewählten Unterlagentyp gehörigen Formular.</text:p>
              <text:p text:style-name="P3">Für das jeweilige Formular werden verschiedene Funktionen angeboten, abhängig davon in welchem Bereich der Nutzer sich befindet und vom Status der gewählten Fahrerunterlage. Ein Abbruch der Detailansicht ist immer möglich. Jegliche in der Detailansicht ausführbare Funktion leitet den Nutzer nach Ausführung zurück auf die Übersichtsseite des gewählten Bereichs für den gewählten Unterlagentyp.</text:p>
              <text:p text:style-name="P3"/>
            </text:list-item>
          </text:list>
        </text:list-item>
      </text:list>
      <text:p text:style-name="Text_20_body"><text:tab/>Weiter Details zum Konzept können den beigefügten Dokumenten</text:p>
      <text:list xml:id="list4964472313569393652" text:style-name="L4">
        <text:list-item>
          <text:p text:style-name="P4">Fahrerunterlagen-Anwendungsfalldiagramm.pdf</text:p>
        </text:list-item>
        <text:list-item>
          <text:p text:style-name="P4">Fahrerunterlagen-Anwendungsfallbeschreibungen.pdf</text:p>
        </text:list-item>
        <text:list-item>
          <text:p text:style-name="P4">xx-Aktivitätsdiagramm.pdf, <text:s/>A1000 bis A1100</text:p>
        </text:list-item>
      </text:list>
      <text:p text:style-name="Text_20_body"><text:tab/>entnommen werden.</text:p>
      <text:list xml:id="list40604575" text:continue-numbering="true" text:style-name="L4">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Absatz-Standardschriftart" style:family="text"/>
    <style:style style:name="WW_5f_CharLFO6LVL4" style:display-name="WW_CharLFO6LVL4"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2T12:53:57.55</meta:creation-date>
    <dc:date>2018-07-13T20:42:09.82</dc:date>
    <meta:editing-duration>PT8H43M3S</meta:editing-duration>
    <meta:editing-cycles>18</meta:editing-cycles>
    <meta:generator>OpenOffice/4.1.3$Win32 OpenOffice.org_project/413m1$Build-9783</meta:generator>
    <meta:document-statistic meta:table-count="0" meta:image-count="0" meta:object-count="0" meta:page-count="5" meta:paragraph-count="84" meta:word-count="1542" meta:character-count="11696"/>
  </office:meta>
</office:document-meta>
</file>